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 style:list-style-name="WWNum2">
      <style:paragraph-properties fo:margin-left="0.5in" fo:margin-right="0in" fo:margin-top="0.0417in" fo:margin-bottom="0.0417in" loext:contextual-spacing="false" fo:line-height="100%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margin-top="0.0417in" fo:margin-bottom="0.0417in" loext:contextual-spacing="false" fo:line-height="100%" fo:text-indent="-0.25in" style:auto-text-indent="false"/>
    </style:style>
    <style:style style:name="P9" style:family="paragraph" style:parent-style-name="Standard">
      <style:paragraph-properties fo:margin-top="0.1665in" fo:margin-bottom="0.1665in" loext:contextual-spacing="false" fo:line-height="100%" fo:text-align="start" style:justify-single-word="false"/>
    </style:style>
    <style:style style:name="P10" style:family="paragraph" style:parent-style-name="Standard">
      <style:paragraph-properties fo:margin-top="0.0417in" fo:margin-bottom="0.0417in" loext:contextual-spacing="false" fo:line-height="100%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5" style:family="paragraph" style:parent-style-name="Standard">
      <style:paragraph-properties fo:break-before="auto" fo:break-after="auto"/>
    </style:style>
    <style:style style:name="P16" style:family="paragraph" style:parent-style-name="Heading_20_1" style:list-style-name="WWNum1"/>
    <style:style style:name="P17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 style:font-weight-complex="normal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aczyuw2yex2w"/><text:span text:style-name="T1">Sistemas Informáticos</text:span><text:span text:style-name="T2"><text:line-break/></text:span><text:span text:style-name="T3">Unidad 12. Guía de estudio</text:span></text:p>
      <text:p text:style-name="P1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</text:span><draw:frame draw:style-name="fr3" draw:name="image3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Enero 2026</text:span></text:p>
      <text:p text:style-name="P5"/>
      <text:p text:style-name="P4"><text:span text:style-name="T6">Unidad 12. Scripting en Python avanzado</text:span></text:p>
      <text:list xml:id="list1368177401" text:style-name="WWNum1">
        <text:list-item>
          <text:p text:style-name="P16"><text:bookmark text:name="_dbh0n1vac4c8"/>Fechas</text:p>
        </text:list-item>
      </text:list>
      <text:p text:style-name="Standard">Desde 23/03/2026 a 12/04/2026. La duración de la unidad es de 3 semanas.</text:p>
      <text:list xml:id="list438483720260" text:continue-numbering="true" text:style-name="WWNum1">
        <text:list-item>
          <text:p text:style-name="P16">Conocimientos previos</text:p>
        </text:list-item>
      </text:list>
      <text:p text:style-name="P6">Unidades anteriores, especialmente las relacionadas con la gestión de sistemas operativos y las unidades de Python</text:p>
      <text:list xml:id="list437802400800" text:continue-numbering="true" text:style-name="WWNum1">
        <text:list-item>
          <text:p text:style-name="P16">Objetivos</text:p>
        </text:list-item>
      </text:list>
      <text:list xml:id="list1652460602" text:style-name="WWNum2">
        <text:list-item>
          <text:p text:style-name="P7">Aprender a realizar scripts avanzados de shell utilizando Python 3.</text:p>
        </text:list-item>
        <text:list-item>
          <text:p text:style-name="P7">Aprender a usar herramientas como bots de Telegram.</text:p>
        </text:list-item>
      </text:list>
      <text:list xml:id="list438524174289" text:continue-list="list437802400800" text:style-name="WWNum1">
        <text:list-item>
          <text:p text:style-name="P16">Contenidos</text:p>
        </text:list-item>
      </text:list>
      <text:list xml:id="list1377566124" text:style-name="WWNum3">
        <text:list-item>
          <text:p text:style-name="P8">Uso de Python 3 para scripting en entornos shell.</text:p>
        </text:list-item>
        <text:list-item>
          <text:p text:style-name="P8">Bots de Telegram con Python y ejecución de comandos de shell.</text:p>
        </text:list-item>
      </text:list>
      <text:list xml:id="list437128741977" text:continue-list="list438524174289" text:style-name="WWNum1">
        <text:list-item>
          <text:p text:style-name="P16">Actividades</text:p>
        </text:list-item>
      </text:list>
      <text:p text:style-name="P9">Las actividades no son evaluables, pero se recomienda <text:span text:style-name="T9">encarecidamente</text:span> intentar resolverlas para afianzar los contenidos.</text:p>
      <text:list xml:id="list437274790411" text:continue-numbering="true" text:style-name="WWNum1">
        <text:list-item>
          <text:p text:style-name="P16">Recomendaciones<text:tab/></text:p>
        </text:list-item>
      </text:list>
      <text:p text:style-name="P10">Esta unidad está pensada para practicar, utilizando los ejercicios como eje central y los materiales teóricos únicamente como apoyo para desarrollarl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<text:tab/><text:tab/>Unidad 12. Scripting en Python avanzado</text:span></text:p>
      </style:header>
      <style:footer>
        <text:p text:style-name="MP4"><text:span text:style-name="MT1">CFGS DAM/DAW<text:tab/><text:tab/>Unidad 12 - 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1" meta:word-count="154" meta:character-count="1003" meta:non-whitespace-character-count="876"/>
    <meta:generator>LibreOfficeDev/6.0.5.2$Linux_X86_64 LibreOffice_project/</meta:generator>
  </office:meta>
</office:document-meta>
</file>